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6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53cm" draw:marker-start="" draw:marker-start-width="0.279cm" draw:marker-end="Symmetric_20_Arrow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textarea-horizontal-align="justify" draw:textarea-vertical-align="middle" draw:auto-grow-height="false" fo:min-height="0.306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4cm" fo:min-width="0cm"/>
    </style:style>
    <style:style style:name="P1" style:family="paragraph">
      <style:text-properties fo:color="#000000" fo:font-size="28pt"/>
    </style:style>
    <style:style style:name="P2" style:family="paragraph">
      <loext:graphic-properties draw:fill="none" draw:fill-color="#ffffff"/>
      <style:text-properties fo:color="#000000" fo:font-size="28pt"/>
    </style:style>
    <style:style style:name="P3" style:family="paragraph">
      <loext:graphic-properties draw:fill="none" draw:fill-color="#ffffff"/>
    </style:style>
    <style:style style:name="P4" style:family="paragraph">
      <style:text-properties fo:color="#000000"/>
    </style:style>
    <style:style style:name="P5" style:family="paragraph">
      <loext:graphic-properties draw:fill="none" draw:fill-color="#ffffff"/>
      <style:text-properties fo:color="#000000"/>
    </style:style>
    <style:style style:name="P6" style:family="paragraph">
      <loext:graphic-properties draw:fill="solid"/>
      <style:paragraph-properties fo:text-align="center"/>
      <style:text-properties fo:color="#000000"/>
    </style:style>
    <style:style style:name="P7" style:family="paragraph">
      <style:paragraph-properties fo:text-align="center"/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905cm" svg:height="1.352cm" svg:x="3.91cm" svg:y="5.607cm">
          <draw:text-box>
            <text:p text:style-name="P1">[1, 0, 0, 0]</text:p>
          </draw:text-box>
        </draw:frame>
        <draw:frame draw:style-name="gr2" draw:text-style-name="P2" draw:layer="layout" svg:width="3.804cm" svg:height="1.406cm" svg:x="14.649cm" svg:y="5.607cm">
          <draw:text-box>
            <text:p text:style-name="P1">[0, 1, 0]</text:p>
          </draw:text-box>
        </draw:frame>
        <draw:frame draw:style-name="gr3" draw:text-style-name="P3" draw:layer="layout" svg:width="1.383cm" svg:height="0.962cm" svg:x="1.756cm" svg:y="3.537cm">
          <draw:text-box>
            <text:p>Flu</text:p>
          </draw:text-box>
        </draw:frame>
        <draw:frame draw:style-name="gr3" draw:text-style-name="P5" draw:layer="layout" svg:width="2.86cm" svg:height="0.962cm" svg:x="3.357cm" svg:y="3.537cm">
          <draw:text-box>
            <text:p text:style-name="P4">Measles</text:p>
          </draw:text-box>
        </draw:frame>
        <draw:frame draw:style-name="gr3" draw:text-style-name="P5" draw:layer="layout" svg:width="2.928cm" svg:height="0.962cm" svg:x="6.457cm" svg:y="3.537cm">
          <draw:text-box>
            <text:p text:style-name="P4">Diarrhea</text:p>
          </draw:text-box>
        </draw:frame>
        <draw:frame draw:style-name="gr3" draw:text-style-name="P5" draw:layer="layout" svg:width="2.119cm" svg:height="0.962cm" svg:x="9.63cm" svg:y="3.537cm">
          <draw:text-box>
            <text:p text:style-name="P4">Ebola</text:p>
          </draw:text-box>
        </draw:frame>
        <draw:frame draw:style-name="gr3" draw:text-style-name="P5" draw:layer="layout" svg:width="0.853cm" svg:height="0.962cm" svg:x="15.024cm" svg:y="3.464cm">
          <draw:text-box>
            <text:p text:style-name="P4">0</text:p>
          </draw:text-box>
        </draw:frame>
        <draw:frame draw:style-name="gr3" draw:text-style-name="P5" draw:layer="layout" svg:width="0.853cm" svg:height="0.962cm" svg:x="16.203cm" svg:y="3.464cm">
          <draw:text-box>
            <text:p text:style-name="P4">1</text:p>
          </draw:text-box>
        </draw:frame>
        <draw:frame draw:style-name="gr3" draw:text-style-name="P5" draw:layer="layout" svg:width="0.853cm" svg:height="0.962cm" svg:x="17.38cm" svg:y="3.464cm">
          <draw:text-box>
            <text:p text:style-name="P4">2</text:p>
          </draw:text-box>
        </draw:frame>
        <draw:frame draw:style-name="gr3" draw:text-style-name="P5" draw:layer="layout" svg:width="6.547cm" svg:height="0.962cm" svg:x="3.029cm" svg:y="1.624cm">
          <draw:text-box>
            <text:p text:style-name="P4">Type of disease = Flu</text:p>
          </draw:text-box>
        </draw:frame>
        <draw:frame draw:style-name="gr3" draw:text-style-name="P5" draw:layer="layout" svg:width="7.525cm" svg:height="0.962cm" svg:x="12.554cm" svg:y="1.697cm">
          <draw:text-box>
            <text:p text:style-name="P4">Disease-related label = 1</text:p>
          </draw:text-box>
        </draw:frame>
        <draw:line draw:style-name="gr4" draw:text-style-name="P6" draw:layer="layout" svg:x1="2.505cm" svg:y1="4.364cm" svg:x2="4.664cm" svg:y2="5.888cm">
          <text:p/>
        </draw:line>
        <draw:line draw:style-name="gr4" draw:text-style-name="P6" draw:layer="layout" svg:x1="4.537cm" svg:y1="4.364cm" svg:x2="5.765cm" svg:y2="5.888cm">
          <text:p/>
        </draw:line>
        <draw:line draw:style-name="gr4" draw:text-style-name="P6" draw:layer="layout" svg:x1="7.966cm" svg:y1="4.237cm" svg:x2="6.865cm" svg:y2="5.888cm">
          <text:p/>
        </draw:line>
        <draw:line draw:style-name="gr4" draw:text-style-name="P6" draw:layer="layout" svg:x1="10.633cm" svg:y1="4.237cm" svg:x2="8.166cm" svg:y2="5.889cm">
          <text:p/>
        </draw:line>
        <draw:line draw:style-name="gr4" draw:text-style-name="P6" draw:layer="layout" svg:x1="16.602cm" svg:y1="4.237cm" svg:x2="16.609cm" svg:y2="5.889cm">
          <text:p/>
        </draw:line>
        <draw:line draw:style-name="gr4" draw:text-style-name="P6" draw:layer="layout" svg:x1="17.706cm" svg:y1="4.237cm" svg:x2="17.713cm" svg:y2="5.889cm">
          <text:p/>
        </draw:line>
        <draw:line draw:style-name="gr4" draw:text-style-name="P6" draw:layer="layout" svg:x1="15.506cm" svg:y1="4.237cm" svg:x2="15.513cm" svg:y2="5.889cm">
          <text:p/>
        </draw:line>
        <draw:custom-shape draw:style-name="gr5" draw:text-style-name="P7" draw:layer="layout" svg:width="0.381cm" svg:height="0.635cm" svg:x="6.061cm" svg:y="2.7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7" draw:layer="layout" svg:width="0.381cm" svg:height="0.635cm" svg:x="16.461cm" svg:y="2.7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" draw:layer="layout" svg:width="8.283cm" svg:height="1.352cm" svg:x="6.611cm" svg:y="8.407cm">
          <draw:text-box>
            <text:p text:style-name="P1">[1, 0, 0, 0, 0, 1, 0]</text:p>
          </draw:text-box>
        </draw:frame>
        <draw:line draw:style-name="gr4" draw:text-style-name="P6" draw:layer="layout" svg:x1="7.037cm" svg:y1="6.964cm" svg:x2="8.855cm" svg:y2="8.428cm">
          <text:p/>
        </draw:line>
        <draw:line draw:style-name="gr4" draw:text-style-name="P6" draw:layer="layout" svg:x1="16.602cm" svg:y1="6.777cm" svg:x2="13.055cm" svg:y2="8.42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margin-top="0cm" fo:margin-bottom="0.497cm" fo:line-height="108%" fo:text-align="start" fo:text-indent="0cm" style:text-autospace="ideograph-alpha"/>
      <style:text-properties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en" style:country-asian="US" style:font-name-complex="Calibri" style:font-family-complex="Calibri" style:font-family-generic-complex="swiss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4T23:03:37.030000000</meta:creation-date>
    <dc:date>2019-05-14T23:48:49.636000000</dc:date>
    <meta:editing-duration>PT35M1S</meta:editing-duration>
    <meta:editing-cycles>5</meta:editing-cycles>
    <meta:generator>LibreOffice/6.2.2.2$Windows_x86 LibreOffice_project/2b840030fec2aae0fd2658d8d4f9548af4e3518d</meta:generator>
    <meta:document-statistic meta:object-count="23"/>
  </office:meta>
</office:document-meta>
</file>